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9in" svg:height="3.5449in" svg:x="12.2472in" svg:y="3.1996in">
            <draw:object draw:notify-on-update-of-ranges="Sheet1.B4:Sheet1.B8 Sheet1.B10:Sheet1.B15 Sheet1.C4:Sheet1.C8 Sheet1.C10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9in" svg:height="3.5453in" svg:x="4.048in" svg:y="3.1791in">
            <draw:object draw:notify-on-update-of-ranges="Sheet1.B4:Sheet1.B7 Sheet1.B10:Sheet1.B15 Sheet1.C4:Sheet1.C7 Sheet1.C10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tion: 1</text:p>
          </table:table-cell>
          <table:table-cell office:value-type="string" calcext:value-type="string">
            <text:p>Refest Method: Linear best fit</text:p>
          </table:table-cell>
          <table:table-cell office:value-type="string" calcext:value-type="string">
            <text:p>TrimEst Method: Rem Above</text:p>
          </table:table-cell>
          <table:table-cell office:value-type="string" calcext:value-type="string">
            <text:p>Volcalc Method: ConvexHull</text:p>
          </table:table-cell>
        </table:table-row>
        <table:table-row table:style-name="ro1">
          <table:table-cell office:value-type="string" calcext:value-type="string">
            <text:p>Ply File Name</text:p>
          </table:table-cell>
          <table:table-cell office:value-type="string" calcext:value-type="string">
            <text:p>Control Volume (m3)</text:p>
          </table:table-cell>
          <table:table-cell office:value-type="string" calcext:value-type="string">
            <text:p>Calculated Volume</text:p>
          </table:table-cell>
          <table:table-cell office:value-type="string" calcext:value-type="string">
            <text:p>% Error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style-name="ce1" office:value-type="float" office:value="0.000500811748826" calcext:value-type="float">
            <text:p>0.000500811748826</text:p>
          </table:table-cell>
          <table:table-cell office:value-type="float" office:value="0.00032388453649649" calcext:value-type="float">
            <text:p>0.000323884536496</text:p>
          </table:table-cell>
          <table:table-cell table:formula="of:=ABS((([.B3] - [.C3])/([.B3] + [.C3])) * 100)" office:value-type="float" office:value="21.4536206211144" calcext:value-type="float">
            <text:p>21.453620621114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1035536533416" calcext:value-type="float">
            <text:p>0.001035536533416</text:p>
          </table:table-cell>
          <table:table-cell office:value-type="float" office:value="0.00217867427917895" calcext:value-type="float">
            <text:p>0.002178674279179</text:p>
          </table:table-cell>
          <table:table-cell table:formula="of:=ABS((([.B4] - [.C4])/([.B4] + [.C4])) * 100)" office:value-type="float" office:value="35.5651141886382" calcext:value-type="float">
            <text:p>35.56511418863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176090743942" calcext:value-type="float">
            <text:p>0.00176090743942</text:p>
          </table:table-cell>
          <table:table-cell office:value-type="float" office:value="0.00332746385400166" calcext:value-type="float">
            <text:p>0.003327463854002</text:p>
          </table:table-cell>
          <table:table-cell table:formula="of:=ABS((([.B5] - [.C5])/([.B5] + [.C5])) * 100)" office:value-type="float" office:value="30.7869910477432" calcext:value-type="float">
            <text:p>30.786991047743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2043247028862" calcext:value-type="float">
            <text:p>0.002043247028862</text:p>
          </table:table-cell>
          <table:table-cell office:value-type="float" office:value="0.00294531859695724" calcext:value-type="float">
            <text:p>0.002945318596957</text:p>
          </table:table-cell>
          <table:table-cell table:formula="of:=ABS((([.B6] - [.C6])/([.B6] + [.C6])) * 100)" office:value-type="float" office:value="18.0827844265775" calcext:value-type="float">
            <text:p>18.082784426577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1381103874055" calcext:value-type="float">
            <text:p>0.001381103874055</text:p>
          </table:table-cell>
          <table:table-cell office:value-type="float" office:value="0.00254010118592459" calcext:value-type="float">
            <text:p>0.002540101185925</text:p>
          </table:table-cell>
          <table:table-cell table:formula="of:=ABS((([.B7] - [.C7])/([.B7] + [.C7])) * 100)" office:value-type="float" office:value="29.5571716893485" calcext:value-type="float">
            <text:p>29.557171689348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4656126562741" calcext:value-type="float">
            <text:p>0.004656126562741</text:p>
          </table:table-cell>
          <table:table-cell office:value-type="float" office:value="0.0109548018424637" calcext:value-type="float">
            <text:p>0.010954801842464</text:p>
          </table:table-cell>
          <table:table-cell table:formula="of:=ABS((([.B8] - [.C8])/([.B8] + [.C8])) * 100)" office:value-type="float" office:value="40.3478583478913" calcext:value-type="float">
            <text:p>40.3478583478913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670155888254" calcext:value-type="float">
            <text:p>0.000670155888254</text:p>
          </table:table-cell>
          <table:table-cell office:value-type="float" office:value="0.00840261625012316" calcext:value-type="float">
            <text:p>0.008402616250123</text:p>
          </table:table-cell>
          <table:table-cell table:formula="of:=ABS((([.B9] - [.C9])/([.B9] + [.C9])) * 100)" office:value-type="float" office:value="85.2270975610797" calcext:value-type="float">
            <text:p>85.2270975610797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885771260997" calcext:value-type="float">
            <text:p>0.000885771260997</text:p>
          </table:table-cell>
          <table:table-cell office:value-type="float" office:value="0.00236257363219986" calcext:value-type="float">
            <text:p>0.0023625736322</text:p>
          </table:table-cell>
          <table:table-cell table:formula="of:=ABS((([.B10] - [.C10])/([.B10] + [.C10])) * 100)" office:value-type="float" office:value="45.4632257275325" calcext:value-type="float">
            <text:p>45.463225727532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164333878685" calcext:value-type="float">
            <text:p>0.00164333878685</text:p>
          </table:table-cell>
          <table:table-cell office:value-type="float" office:value="0.00250207712869136" calcext:value-type="float">
            <text:p>0.002502077128691</text:p>
          </table:table-cell>
          <table:table-cell table:formula="of:=ABS((([.B11] - [.C11])/([.B11] + [.C11])) * 100)" office:value-type="float" office:value="20.7153723374755" calcext:value-type="float">
            <text:p>20.715372337475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1520962494212" calcext:value-type="float">
            <text:p>0.001520962494212</text:p>
          </table:table-cell>
          <table:table-cell office:value-type="float" office:value="0.00278463188144743" calcext:value-type="float">
            <text:p>0.002784631881447</text:p>
          </table:table-cell>
          <table:table-cell table:formula="of:=ABS((([.B12] - [.C12])/([.B12] + [.C12])) * 100)" office:value-type="float" office:value="29.3494759836008" calcext:value-type="float">
            <text:p>29.349475983600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00705120543294" calcext:value-type="float">
            <text:p>0.000705120543294</text:p>
          </table:table-cell>
          <table:table-cell office:value-type="float" office:value="0.00204801561870912" calcext:value-type="float">
            <text:p>0.002048015618709</text:p>
          </table:table-cell>
          <table:table-cell table:formula="of:=ABS((([.B13] - [.C13])/([.B13] + [.C13])) * 100)" office:value-type="float" office:value="48.7769218954306" calcext:value-type="float">
            <text:p>48.776921895430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2284357462571" calcext:value-type="float">
            <text:p>0.002284357462571</text:p>
          </table:table-cell>
          <table:table-cell office:value-type="float" office:value="0.00382621071908792" calcext:value-type="float">
            <text:p>0.003826210719088</text:p>
          </table:table-cell>
          <table:table-cell table:formula="of:=ABS((([.B14] - [.C14])/([.B14] + [.C14])) * 100)" office:value-type="float" office:value="25.2325677527803" calcext:value-type="float">
            <text:p>25.2325677527803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1194625713845" calcext:value-type="float">
            <text:p>0.001194625713845</text:p>
          </table:table-cell>
          <table:table-cell office:value-type="float" office:value="0.00261537084994264" calcext:value-type="float">
            <text:p>0.002615370849943</text:p>
          </table:table-cell>
          <table:table-cell table:formula="of:=ABS((([.B15] - [.C15])/([.B15] + [.C15])) * 100)" office:value-type="float" office:value="37.289932216769" calcext:value-type="float">
            <text:p>37.289932216769</text:p>
          </table:table-cell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SUM([.D3:.D15])/12" office:value-type="float" office:value="38.9873444829985" calcext:value-type="float">
            <text:p>38.98734448299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20:39:25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11-11T15:44:04.188000000</dc:date>
    <meta:editing-duration>PT1H41M19S</meta:editing-duration>
    <meta:editing-cycles>5</meta:editing-cycles>
    <meta:document-statistic meta:table-count="1" meta:cell-count="6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1.899cm" svg:y="3.954cm" style:legend-expansion="high" chart:style-name="ch2"/>
        <chart:plot-area chart:style-name="ch3" table:cell-range-address="Sheet1.B4:Sheet1.C8 Sheet1.B10:Sheet1.C15" svg:x="0.319cm" svg:y="0.18cm" svg:width="11.261cm" svg:height="8.645cm">
          <chart:coordinate-region svg:x="1.417cm" svg:y="0.38cm" svg:width="9.73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8 Sheet1.C10:Sheet1.C15" chart:class="chart:scatter">
            <chart:domain table:cell-range-address="Sheet1.B4:Sheet1.B8 Sheet1.B10:Sheet1.B15"/>
            <chart:regression-curve chart:style-name="ch8">
              <chart:equation chart:display-equation="true"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35536533416">
                <text:p>0.001035536533416</text:p>
                <draw:g>
                  <svg:desc>Sheet1.B4:Sheet1.B8 Sheet1.B10:Sheet1.B15</svg:desc>
                </draw:g>
              </table:table-cell>
              <table:table-cell office:value-type="float" office:value="0.00217867427917895">
                <text:p>0.00217867427917895</text:p>
                <draw:g>
                  <svg:desc>Sheet1.C4:Sheet1.C8 Sheet1.C10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6090743942">
                <text:p>0.00176090743942</text:p>
              </table:table-cell>
              <table:table-cell office:value-type="float" office:value="0.00332746385400166">
                <text:p>0.00332746385400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43247028862">
                <text:p>0.002043247028862</text:p>
              </table:table-cell>
              <table:table-cell office:value-type="float" office:value="0.00294531859695724">
                <text:p>0.00294531859695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81103874055">
                <text:p>0.001381103874055</text:p>
              </table:table-cell>
              <table:table-cell office:value-type="float" office:value="0.00254010118592459">
                <text:p>0.00254010118592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656126562741">
                <text:p>0.004656126562741</text:p>
              </table:table-cell>
              <table:table-cell office:value-type="float" office:value="0.0109548018424637">
                <text:p>0.0109548018424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85771260997">
                <text:p>0.000885771260997</text:p>
              </table:table-cell>
              <table:table-cell office:value-type="float" office:value="0.00236257363219986">
                <text:p>0.00236257363219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64333878685">
                <text:p>0.00164333878685</text:p>
              </table:table-cell>
              <table:table-cell office:value-type="float" office:value="0.00250207712869136">
                <text:p>0.0025020771286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520962494212">
                <text:p>0.001520962494212</text:p>
              </table:table-cell>
              <table:table-cell office:value-type="float" office:value="0.00278463188144743">
                <text:p>0.00278463188144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705120543294">
                <text:p>0.000705120543294</text:p>
              </table:table-cell>
              <table:table-cell office:value-type="float" office:value="0.00204801561870912">
                <text:p>0.00204801561870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284357462571">
                <text:p>0.002284357462571</text:p>
              </table:table-cell>
              <table:table-cell office:value-type="float" office:value="0.00382621071908792">
                <text:p>0.00382621071908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94625713845">
                <text:p>0.001194625713845</text:p>
              </table:table-cell>
              <table:table-cell office:value-type="float" office:value="0.00261537084994264">
                <text:p>0.00261537084994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legend chart:legend-position="end" svg:x="11.899cm" svg:y="3.955cm" style:legend-expansion="high" chart:style-name="ch2"/>
        <chart:plot-area chart:style-name="ch3" table:cell-range-address="Sheet1.B4:Sheet1.C7 Sheet1.B10:Sheet1.C15" svg:x="0.319cm" svg:y="0.18cm" svg:width="11.261cm" svg:height="8.646cm">
          <chart:coordinate-region svg:x="1.602cm" svg:y="0.379cm" svg:width="9.4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7 Sheet1.C10:Sheet1.C15" chart:class="chart:scatter">
            <chart:domain table:cell-range-address="Sheet1.B4:Sheet1.B7 Sheet1.B10:Sheet1.B15"/>
            <chart:regression-curve chart:style-name="ch8">
              <chart:equation chart:display-equation="true" chart:display-r-square="true" svg:x="7.477cm" svg:y="6.262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35536533416">
                <text:p>0.001035536533416</text:p>
                <draw:g>
                  <svg:desc>Sheet1.B4:Sheet1.B7 Sheet1.B10:Sheet1.B15</svg:desc>
                </draw:g>
              </table:table-cell>
              <table:table-cell office:value-type="float" office:value="0.00217867427917895">
                <text:p>0.00217867427917895</text:p>
                <draw:g>
                  <svg:desc>Sheet1.C4:Sheet1.C7 Sheet1.C10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6090743942">
                <text:p>0.00176090743942</text:p>
              </table:table-cell>
              <table:table-cell office:value-type="float" office:value="0.00332746385400166">
                <text:p>0.00332746385400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43247028862">
                <text:p>0.002043247028862</text:p>
              </table:table-cell>
              <table:table-cell office:value-type="float" office:value="0.00294531859695724">
                <text:p>0.00294531859695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81103874055">
                <text:p>0.001381103874055</text:p>
              </table:table-cell>
              <table:table-cell office:value-type="float" office:value="0.00254010118592459">
                <text:p>0.00254010118592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85771260997">
                <text:p>0.000885771260997</text:p>
              </table:table-cell>
              <table:table-cell office:value-type="float" office:value="0.00236257363219986">
                <text:p>0.00236257363219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4333878685">
                <text:p>0.00164333878685</text:p>
              </table:table-cell>
              <table:table-cell office:value-type="float" office:value="0.00250207712869136">
                <text:p>0.00250207712869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520962494212">
                <text:p>0.001520962494212</text:p>
              </table:table-cell>
              <table:table-cell office:value-type="float" office:value="0.00278463188144743">
                <text:p>0.00278463188144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05120543294">
                <text:p>0.000705120543294</text:p>
              </table:table-cell>
              <table:table-cell office:value-type="float" office:value="0.00204801561870912">
                <text:p>0.00204801561870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284357462571">
                <text:p>0.002284357462571</text:p>
              </table:table-cell>
              <table:table-cell office:value-type="float" office:value="0.00382621071908792">
                <text:p>0.00382621071908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94625713845">
                <text:p>0.001194625713845</text:p>
              </table:table-cell>
              <table:table-cell office:value-type="float" office:value="0.00261537084994264">
                <text:p>0.00261537084994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